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1-14T19:53:56" calcext:value-type="date">
            <text:p>2021-11-14 19:53:56</text:p>
          </table:table-cell>
          <table:table-cell table:style-name="ce22" office:value-type="date" office:date-value="2021-11-14" calcext:value-type="date">
            <text:p>2021-11-1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9H53M56S" calcext:value-type="time">
            <text:p>19:53:56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1-14T19:53:56" calcext:value-type="date">
            <text:p>2021-11-14 19:53:56</text:p>
          </table:table-cell>
          <table:table-cell table:style-name="ce23" office:value-type="date" office:date-value="2021-11-14" calcext:value-type="date">
            <text:p>2021-11-1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7H53M56S" calcext:value-type="time">
            <text:p>07:53:56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1-14T19:53:56" calcext:value-type="date">
            <text:p>2021-11-14 19:53:56</text:p>
          </table:table-cell>
          <table:table-cell table:style-name="ce24" office:value-type="date" office:date-value="2021-11-14" calcext:value-type="date">
            <text:p>2021-11-1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9H53M56S" calcext:value-type="time">
            <text:p>19:53:56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1-14T19:53:56" calcext:value-type="date">
            <text:p>2021-11-14 19:53:56</text:p>
          </table:table-cell>
          <table:table-cell table:style-name="ce25" office:value-type="date" office:date-value="2021-11-14" calcext:value-type="date">
            <text:p>2021-11-1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7H53M56S" calcext:value-type="time">
            <text:p>07:53:56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1-14T19:53:56" calcext:value-type="date">
            <text:p>2021-11-14 19:53:56</text:p>
          </table:table-cell>
          <table:table-cell table:style-name="ce26" office:value-type="date" office:date-value="2021-11-14" calcext:value-type="date">
            <text:p>2021-11-1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9H53M56S" calcext:value-type="time">
            <text:p>19:53:56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1-14T19:53:56" calcext:value-type="date">
            <text:p>2021-11-14 19:53:56</text:p>
          </table:table-cell>
          <table:table-cell table:style-name="ce27" office:value-type="date" office:date-value="2021-11-14" calcext:value-type="date">
            <text:p>2021-11-1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7H53M57S" calcext:value-type="time">
            <text:p>07:53:57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1-14T19:53:57" calcext:value-type="date">
            <text:p>2021-11-14 19:53:57</text:p>
          </table:table-cell>
          <table:table-cell table:style-name="ce28" office:value-type="date" office:date-value="2021-11-14" calcext:value-type="date">
            <text:p>2021-11-1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9H53M57S" calcext:value-type="time">
            <text:p>19:53:57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1-14T19:53:57" calcext:value-type="date">
            <text:p>2021-11-14 19:53:57</text:p>
          </table:table-cell>
          <table:table-cell table:style-name="ce29" office:value-type="date" office:date-value="2021-11-14" calcext:value-type="date">
            <text:p>2021-11-1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7H53M57S" calcext:value-type="time">
            <text:p>07:53:57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1-14T19:53:57" calcext:value-type="date">
            <text:p>2021-11-14 19:53:57</text:p>
          </table:table-cell>
          <table:table-cell table:style-name="ce30" office:value-type="date" office:date-value="2021-11-14" calcext:value-type="date">
            <text:p>2021-11-1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9H53M57S" calcext:value-type="time">
            <text:p>19:53:57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1-14T19:53:57" calcext:value-type="date">
            <text:p>2021-11-14 19:53:57</text:p>
          </table:table-cell>
          <table:table-cell table:style-name="ce31" office:value-type="date" office:date-value="2021-11-14" calcext:value-type="date">
            <text:p>2021-11-1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7H53M57S" calcext:value-type="time">
            <text:p>07:53:57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1-1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9:53:55.0937916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9:53:54</meta:creation-date>
    <meta:generator>LibreOffice/7.1.7.2$Linux_X86_64 LibreOffice_project/10$Build-2</meta:generator>
    <meta:editing-duration>PT2S</meta:editing-duration>
    <meta:editing-cycles>2</meta:editing-cycles>
    <meta:initial-creator>Turulomio</meta:initial-creator>
    <dc:description>This file have been generated with UnoGenerator-0.12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1-14T19:53:57.969629185</dc:date>
    <dc:title>Ejemplo ODS con UnoGenerator</dc:title>
    <meta:document-statistic meta:table-count="3" meta:cell-count="250" meta:object-count="0"/>
  </office:meta>
</office:document-meta>
</file>